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. SELECT tracks.Name, genres.Name FROM tracks INNER JOIN genres ON genres.GEnreId = tracks.GenreId ORDER BY genres LIMIT 10;</text:p>
      <text:p text:style-name="Normal"/>
      <text:p text:style-name="Normal">2. SELECT artists.Name, albums.Title FROM artists INNER JOIN albums<text:s/>ON artists.ArtistId = AtristId ORDER BY artists.Name LIMIT 10;</text:p>
      <text:p text:style-name="Normal"/>
      <text:p text:style-name="Normal">3. SELECT playlists.Name, tracks.Name FROM tracks INNER JOIN playlist_track ON tracks.Trackid = playlist_track.TrackId INNER JOIN playlists ON playlist_track.PlaylistId = playlists.PlaylistId ORDER BY playlists.Name LIMIT 25;</text:p>
      <text:p text:style-name="Normal"/>
      <text:p text:style-name="Normal">4. SELECT artists.Name, albums.Title, tracks.Name FROM artists INNER JOIN albums ON artists.ArtistId = albums.ArtistId INNER JOIN tracks ON albums.AlbumId = tracks.AlbumId ORDER BY artists.Name, albums.Title LIMIT 25;</text:p>
      <text:p text:style-name="Normal"/>
      <text:p text:style-name="Normal">5. SELECT tracks.Name, genres.Name FROM tracks INNER JOIN genres ON tracks.GenreId = genres.GenreId WHERE genres.Name = ‚comedy‘<text:s/>ORDER BY tracks.Name;</text:p>
      <text:p text:style-name="Normal"/>
      <text:p text:style-name="Normal">6.<text:s/>SELECT artists.Name, albums.Title FROM artists INNER JOIN albums ON artists.ArtistId = albums.ArtistId WHERE artists.Name = "Fretwork";</text:p>
      <text:p text:style-name="Normal"/>
      <text:p text:style-name="Normal">7. SELECT artists.Name, albums.Title, tracks.Name FROM artists INNER JOIN albums ON artists.ArtistId = albums.ArtistId INNER JOIN tracks ON albums.AlbumId = tracks.AlbumId WHERE albums.Title = ‚Frank‘ OR albums.Title = ‚Pop‘<text:s/>ORDER BY albums.Title;</text:p>
      <text:p text:style-name="Normal"/>
      <text:p text:style-name="Normal">8. SELECT artists.Name, tracks.Name FROM artists INNER JOIN albums ON artists.ArtistId = albums.ArtistId INNER JOIN tracks ON albums.Albumid<text:s/>= tracks.AlbumId WHERE tracks.Milliseconds BETWEEN 50000 AND 70000 ORDER BY artists.Name LIMIT 5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rafn Eldon Róbertsson - FB</meta:initial-creator>
    <dc:creator>Hrafn Eldon Róbertsson - FB</dc:creator>
    <meta:creation-date>2022-10-07T12:01:00Z</meta:creation-date>
    <dc:date>2022-10-07T12:01:00Z</dc:date>
    <meta:template xlink:href="Normal" xlink:type="simple"/>
    <meta:editing-cycles>2</meta:editing-cycles>
    <meta:editing-duration>PT60S</meta:editing-duration>
    <meta:document-statistic meta:page-count="1" meta:paragraph-count="2" meta:word-count="221" meta:character-count="1483" meta:row-count="10" meta:non-whitespace-character-count="1264"/>
  </office:meta>
</office:document-meta>
</file>